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nux Libertine" svg:font-family="'Linux Libertine'" style:font-adornments="Predeterminad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ab-stops>
          <style:tab-stop style:position="7.795cm" style:type="center"/>
          <style:tab-stop style:position="14.605cm"/>
          <style:tab-stop style:position="15.589cm" style:type="right"/>
        </style:tab-stops>
      </style:paragraph-properties>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84cm"/>
          <style:tab-stop style:position="15.589cm" style:type="right"/>
        </style:tab-stops>
      </style:paragraph-properties>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paragraph-properties style:text-autospace="none"/>
      <style:text-properties style:font-name="Arial1" fo:font-size="10.5pt" fo:font-weight="bold" style:font-size-asian="10.5pt" style:font-weight-asian="bold" style:font-size-complex="10.5pt" style:font-weight-complex="bold"/>
    </style:style>
    <style:style style:name="P6" style:family="paragraph" style:parent-style-name="Standard">
      <style:paragraph-properties style:text-autospace="none"/>
      <style:text-properties style:font-name="Arial1" fo:font-size="10.5pt" style:font-size-asian="10.5pt" style:font-size-complex="10.5pt"/>
    </style:style>
    <style:style style:name="P7" style:family="paragraph" style:parent-style-name="Standard">
      <style:paragraph-properties fo:text-align="justify" style:justify-single-word="false"/>
      <style:text-properties style:font-name="Arial1" fo:font-size="10.5pt" style:font-size-asian="10.5pt" style:font-size-complex="10.5pt"/>
    </style:style>
    <style:style style:name="P8" style:family="paragraph" style:parent-style-name="Standard">
      <style:paragraph-properties fo:text-align="justify" style:justify-single-word="false" style:text-autospace="none"/>
      <style:text-properties style:font-name="Arial1" fo:font-size="10.5pt" style:font-size-asian="10.5pt" style:font-size-complex="10.5pt"/>
    </style:style>
    <style:style style:name="P9" style:family="paragraph" style:parent-style-name="Standard">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10"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style:font-size-asian="10.5pt" style:font-size-complex="10.5pt"/>
    </style:style>
    <style:style style:name="P11" style:family="paragraph" style:parent-style-name="Standard">
      <style:paragraph-properties fo:text-align="start" style:justify-single-word="false" style:text-autospace="none"/>
      <style:text-properties style:font-name="Arial1" fo:font-size="10.5pt" style:font-size-asian="10.5pt" style:font-size-complex="10.5pt"/>
    </style:style>
    <style:style style:name="P12" style:family="paragraph" style:parent-style-name="Standard">
      <style:paragraph-properties fo:text-align="justify" style:justify-single-word="false" style:text-autospace="none"/>
      <style:text-properties style:font-name="Arial1" fo:font-size="10.5pt" fo:language="es" fo:country="AR" fo:font-weight="normal" style:font-size-asian="10.5pt" style:font-weight-asian="normal" style:font-size-complex="10.5pt" style:font-weight-complex="normal"/>
    </style:style>
    <style:style style:name="P13"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fo:language="es" fo:country="AR" fo:font-weight="normal" style:font-size-asian="10.5pt" style:font-weight-asian="normal" style:font-size-complex="10.5pt" style:font-weight-complex="normal"/>
    </style:style>
    <style:style style:name="P14" style:family="paragraph" style:parent-style-name="Standard">
      <style:paragraph-properties style:text-autospace="none">
        <style:tab-stops>
          <style:tab-stop style:position="0.635cm"/>
        </style:tab-stops>
      </style:paragraph-properties>
      <style:text-properties style:font-name="Arial1" fo:font-size="10.5pt" fo:language="es" fo:country="AR" style:font-size-asian="10.5pt" style:font-name-complex="Arial1" style:font-size-complex="10.5pt"/>
    </style:style>
    <style:style style:name="P15"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6" style:family="paragraph" style:parent-style-name="Standard">
      <style:paragraph-properties style:text-autospace="none"/>
      <style:text-properties fo:color="#000000" style:font-name="Arial1" fo:font-size="10.5pt" style:font-name-asian="Arial2" style:font-size-asian="10.5pt" style:font-name-complex="Arial2" style:font-size-complex="10.5pt"/>
    </style:style>
    <style:style style:name="P17" style:family="paragraph" style:parent-style-name="Standard">
      <style:paragraph-properties fo:text-align="start" style:justify-single-word="false" style:text-autospace="none"/>
      <style:text-properties fo:color="#000000" style:font-name="Arial1" fo:font-size="10.5pt" style:font-name-asian="Arial2" style:font-size-asian="10.5pt" style:font-name-complex="Arial2" style:font-size-complex="10.5pt"/>
    </style:style>
    <style:style style:name="P18" style:family="paragraph" style:parent-style-name="Standard">
      <style:text-properties style:font-name="Courier New1"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ab-stops>
          <style:tab-stop style:position="0.635cm"/>
        </style:tab-stops>
      </style:paragraph-properties>
      <style:text-properties style:use-window-font-color="true" style:font-name="Arial1" fo:font-size="10.5pt" fo:language="es" fo:country="AR" fo:font-weight="normal" style:font-name-asian="Arial2" style:font-size-asian="10.5pt" style:font-weight-asian="normal" style:font-name-complex="Arial2" style:font-size-complex="10.5pt" style:font-weight-complex="normal"/>
    </style:style>
    <style:style style:name="P20" style:family="paragraph" style:parent-style-name="Standard">
      <style:paragraph-properties fo:text-align="start" style:justify-single-word="false" style:text-autospace="none">
        <style:tab-stops>
          <style:tab-stop style:position="0.635cm"/>
        </style:tab-stops>
      </style:paragraph-properties>
      <style:text-properties style:use-window-font-color="true" style:font-name="Arial1" fo:font-size="10.5pt" fo:language="es" fo:country="AR" fo:font-weight="normal" style:font-name-asian="Times New Roman1" style:font-size-asian="10.5pt" style:font-weight-asian="normal" style:font-name-complex="Times New Roman1" style:font-size-complex="10.5pt" style:font-weight-complex="normal"/>
    </style:style>
    <style:style style:name="P21" style:family="paragraph" style:parent-style-name="Standard">
      <style:paragraph-properties fo:text-align="start" style:justify-single-word="false" style:text-autospace="none"/>
      <style:text-properties style:use-window-font-color="true" style:font-name="Arial1" fo:font-size="10.5pt" fo:font-weight="normal" style:font-name-asian="Arial2" style:font-size-asian="10.5pt" style:font-weight-asian="normal" style:font-name-complex="Arial2" style:font-size-complex="10.5pt" style:font-weight-complex="normal"/>
    </style:style>
    <style:style style:name="P22" style:family="paragraph" style:parent-style-name="Standard">
      <style:paragraph-properties fo:text-align="start" style:justify-single-word="false" style:text-autospace="none">
        <style:tab-stops>
          <style:tab-stop style:position="0.635cm"/>
        </style:tab-stops>
      </style:paragraph-properties>
      <style:text-properties style:use-window-font-color="true" style:font-name="Arial1" fo:font-size="10.5pt" fo:font-weight="normal" style:font-name-asian="Arial2" style:font-size-asian="10.5pt" style:font-weight-asian="normal" style:font-name-complex="Arial2" style:font-size-complex="10.5pt" style:font-weight-complex="normal"/>
    </style:style>
    <style:style style:name="P23" style:family="paragraph" style:parent-style-name="Standard">
      <style:paragraph-properties fo:text-align="start" style:justify-single-word="false" style:text-autospace="none"/>
      <style:text-properties style:use-window-font-color="true" style:font-name="Arial1" fo:font-size="10.5pt" fo:font-weight="normal" style:font-size-asian="10.5pt" style:font-weight-asian="normal" style:font-size-complex="10.5pt" style:font-weight-complex="normal"/>
    </style:style>
    <style:style style:name="P24" style:family="paragraph" style:parent-style-name="Standard">
      <style:paragraph-properties fo:text-align="start" style:justify-single-word="false" style:text-autospace="none"/>
      <style:text-properties style:use-window-font-color="true" style:font-name="Arial1" fo:font-size="10.5pt" style:font-name-asian="Times New Roman1" style:font-size-asian="10.5pt" style:font-name-complex="Times New Roman1" style:font-size-complex="10.5pt"/>
    </style:style>
    <style:style style:name="P25" style:family="paragraph" style:parent-style-name="Standard">
      <style:paragraph-properties fo:text-align="start" style:justify-single-word="false" style:text-autospace="none"/>
    </style:style>
    <style:style style:name="P26"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7" style:family="paragraph" style:parent-style-name="WW-Texto_20_independiente_20_2">
      <style:paragraph-properties fo:text-align="justify" style:justify-single-word="false">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8" style:family="paragraph" style:parent-style-name="WW-Texto_20_independiente_20_2">
      <style:paragraph-properties>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9" style:family="paragraph" style:parent-style-name="WW-Texto_20_independiente_20_2">
      <style:paragraph-properties>
        <style:tab-stops>
          <style:tab-stop style:position="0.635cm"/>
        </style:tab-stops>
      </style:paragraph-properties>
      <style:text-properties fo:font-size="10.5pt" fo:language="es" fo:country="AR" style:font-size-asian="10.5pt" style:font-size-complex="10.5pt"/>
    </style:style>
    <style:style style:name="P30" style:family="paragraph" style:parent-style-name="WW-Texto_20_independiente_20_2">
      <style:paragraph-properties fo:text-align="start" style:justify-single-word="false">
        <style:tab-stops>
          <style:tab-stop style:position="0.635cm"/>
        </style:tab-stops>
      </style:paragraph-properties>
      <style:text-properties fo:font-size="10.5pt" fo:font-weight="bold" style:font-size-asian="10.5pt" style:font-weight-asian="bold" style:font-size-complex="10.5pt" style:font-weight-complex="bold"/>
    </style:style>
    <style:style style:name="P31" style:family="paragraph" style:parent-style-name="WW-Texto_20_independiente_20_2">
      <style:paragraph-properties fo:text-align="start" style:justify-single-word="false">
        <style:tab-stops>
          <style:tab-stop style:position="0.635cm"/>
        </style:tab-stops>
      </style:paragraph-properties>
      <style:text-properties fo:font-size="10.5pt" style:font-size-asian="10.5pt" style:font-size-complex="10.5pt"/>
    </style:style>
    <style:style style:name="P32" style:family="paragraph" style:parent-style-name="WW-Texto_20_independiente_20_2">
      <style:paragraph-properties fo:text-align="justify" style:justify-single-word="false">
        <style:tab-stops>
          <style:tab-stop style:position="0.635cm"/>
        </style:tab-stops>
      </style:paragraph-properties>
      <style:text-properties fo:font-size="10.5pt" style:font-size-asian="10.5pt" style:font-size-complex="10.5pt"/>
    </style:style>
    <style:style style:name="P33"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34"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fo:language="es" fo:country="AR" fo:font-weight="normal" style:font-size-asian="10.5pt" style:font-weight-asian="normal" style:font-size-complex="10.5pt" style:font-weight-complex="normal"/>
    </style:style>
    <style:style style:name="P35"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fo:font-weight="bold" style:font-size-asian="10.5pt" style:font-weight-asian="bold" style:font-size-complex="10.5pt" style:font-weight-complex="bold"/>
    </style:style>
    <style:style style:name="P36" style:family="paragraph" style:parent-style-name="WW-Texto_20_independiente_20_2">
      <style:paragraph-properties fo:text-align="start" style:justify-single-word="false">
        <style:tab-stops>
          <style:tab-stop style:position="0.635cm"/>
        </style:tab-stops>
      </style:paragraph-properties>
    </style:style>
    <style:style style:name="P37" style:family="paragraph" style:parent-style-name="WW-Texto_20_independiente_20_2">
      <style:paragraph-properties fo:text-align="justify" style:justify-single-word="false" fo:break-before="page">
        <style:tab-stops>
          <style:tab-stop style:position="0.635cm"/>
        </style:tab-stops>
      </style:paragraph-properties>
      <style:text-properties style:font-name="Arial1" fo:font-size="10.5pt" style:font-size-asian="10.5pt" style:font-size-complex="10.5pt"/>
    </style:style>
    <style:style style:name="P38" style:family="paragraph" style:parent-style-name="WW-Texto_20_independiente_20_2">
      <style:paragraph-properties fo:text-align="justify" style:justify-single-word="false" fo:break-before="page">
        <style:tab-stops>
          <style:tab-stop style:position="0.635cm"/>
        </style:tab-stops>
      </style:paragraph-properties>
      <style:text-properties fo:font-size="10.5pt" style:font-size-asian="10.5pt" style:font-size-complex="10.5pt"/>
    </style:style>
    <style:style style:name="P39" style:family="paragraph" style:parent-style-name="Standard" style:master-page-name="Standard">
      <style:paragraph-properties fo:text-align="center" style:justify-single-word="false" style:page-number="auto" style:text-autospace="none"/>
      <style:text-properties fo:font-variant="small-caps" fo:color="#0000ff" style:font-name="Arial1" fo:font-size="16pt" fo:language="es" fo:country="AR" style:font-size-asian="16pt" style:font-name-complex="Arial1" style:font-size-complex="10pt"/>
    </style:style>
    <style:style style:name="P40" style:family="paragraph" style:parent-style-name="WW-Texto_20_independiente_20_2" style:list-style-name="L1">
      <style:paragraph-properties fo:text-align="start" style:justify-single-word="false">
        <style:tab-stops>
          <style:tab-stop style:position="0.635cm"/>
        </style:tab-stops>
      </style:paragraph-properties>
      <style:text-properties fo:font-size="10.5pt" style:font-size-asian="10.5pt" style:font-size-complex="10.5pt"/>
    </style:style>
    <style:style style:name="T1" style:family="text">
      <style:text-properties officeooo:rsid="0017b347"/>
    </style:style>
    <style:style style:name="T2" style:family="text">
      <style:text-properties style:font-name="Arial1"/>
    </style:style>
    <style:style style:name="T3" style:family="text">
      <style:text-properties style:font-name="Arial1" fo:font-size="10pt" style:font-size-asian="10pt" style:font-name-complex="Arial1"/>
    </style:style>
    <style:style style:name="T4" style:family="text">
      <style:text-properties style:font-name="Arial1" fo:language="es" fo:country="AR" fo:font-weight="normal" style:font-weight-asian="normal" style:font-weight-complex="normal"/>
    </style:style>
    <style:style style:name="T5" style:family="text">
      <style:text-properties fo:color="#0000ff" style:font-name="Arial1" fo:font-size="10pt" fo:font-weight="bold" style:font-size-asian="10pt" style:font-weight-asian="bold" style:font-name-complex="Arial1" style:font-size-complex="10pt" style:font-weight-complex="bold"/>
    </style:style>
    <style:style style:name="T6" style:family="text">
      <style:text-properties fo:color="#0000ff" style:font-name="Arial1" fo:font-size="10pt" fo:font-weight="bold" officeooo:rsid="001846f6" style:font-size-asian="10pt" style:font-weight-asian="bold" style:font-name-complex="Arial1" style:font-size-complex="10pt" style:font-weight-complex="bold"/>
    </style:style>
    <style:style style:name="T7" style:family="text">
      <style:text-properties fo:color="#0000ff" style:font-name="Arial1" fo:font-size="10pt" fo:font-weight="bold" officeooo:rsid="001a4520" style:font-size-asian="10pt" style:font-weight-asian="bold" style:font-name-complex="Arial1" style:font-size-complex="10pt" style:font-weight-complex="bold"/>
    </style:style>
    <style:style style:name="T8" style:family="text">
      <style:text-properties fo:font-weight="bold" style:font-weight-asian="bold" style:font-weight-complex="bold"/>
    </style:style>
    <style:style style:name="T9" style:family="text">
      <style:text-properties fo:font-weight="bold" style:font-name-asian="Arial2" style:font-weight-asian="bold" style:font-name-complex="Arial2" style:font-weight-complex="bold"/>
    </style:style>
    <style:style style:name="T10" style:family="text">
      <style:text-properties style:font-name-asian="Times New Roman1" style:font-name-complex="Times New Roman1"/>
    </style:style>
    <style:style style:name="T11" style:family="text">
      <style:text-properties style:use-window-font-color="true" style:font-name="Arial1" fo:font-size="10.5pt" style:font-name-asian="Arial2" style:font-size-asian="10.5pt" style:font-name-complex="Arial2" style:font-size-complex="10.5pt"/>
    </style:style>
    <style:style style:name="T12" style:family="text">
      <style:text-properties style:use-window-font-color="true" style:font-name="Arial1" fo:font-size="10.5pt" style:font-name-asian="Times New Roman1" style:font-size-asian="10.5pt" style:font-name-complex="Times New Roman1" style:font-size-complex="10.5pt"/>
    </style:style>
    <style:style style:name="T13" style:family="text">
      <style:text-properties style:use-window-font-color="true" style:font-name="Arial1" fo:font-size="10.5pt" fo:font-weight="bold" style:font-name-asian="Arial2" style:font-size-asian="10.5pt" style:font-weight-asian="bold" style:font-name-complex="Arial2" style:font-size-complex="10.5pt" style:font-weight-complex="bold"/>
    </style:style>
    <style:style style:name="T14" style:family="text">
      <style:text-properties style:use-window-font-color="true" style:font-size-asian="10.5pt" style:font-size-complex="10.5pt"/>
    </style:style>
    <style:style style:name="T15" style:family="text">
      <style:text-properties style:font-name-asian="Arial2" style:font-name-complex="Arial2"/>
    </style:style>
    <style:style style:name="T16" style:family="text">
      <style:text-properties style:text-underline-style="solid" style:text-underline-width="auto" style:text-underline-color="font-color"/>
    </style:style>
    <style:style style:name="T17" style:family="text">
      <style:text-properties fo:language="es" fo:country="AR"/>
    </style:style>
    <style:style style:name="T18" style:family="text">
      <style:text-properties fo:language="es" fo:country="AR" fo:font-weight="normal" style:font-weight-asian="normal" style:font-weight-complex="normal"/>
    </style:style>
    <style:style style:name="T19" style:family="text">
      <style:text-properties fo:language="es" fo:country="AR" fo:font-weight="bold" style:font-weight-asian="bold" style:font-weight-complex="bold"/>
    </style:style>
    <style:style style:name="T20" style:family="text">
      <style:text-properties fo:language="es" fo:country="AR" style:font-name-asian="Times New Roman1" style:font-name-complex="Times New Roman1"/>
    </style:style>
    <style:style style:name="T21" style:family="text">
      <style:text-properties fo:font-weight="normal" style:font-weight-asian="normal" style:font-weight-complex="normal"/>
    </style:style>
    <style:style style:name="T22" style:family="text">
      <style:text-properties style:font-size-asian="11pt" style:font-weight-asian="bold" style:font-size-complex="11pt" style:font-weight-complex="bold"/>
    </style:style>
    <style:style style:name="T23" style:family="text">
      <style:text-properties style:font-weight-asian="normal" style:font-weight-complex="normal"/>
    </style:style>
    <style:style style:name="T24" style:family="text">
      <style:text-properties style:font-weight-asian="bold" style:font-weight-complex="bold"/>
    </style:style>
    <style:style style:name="T25" style:family="text">
      <style:text-properties fo:font-size="6pt" fo:font-style="italic" style:font-size-asian="6pt" style:font-style-asian="italic" style:font-size-complex="6pt" style:font-style-complex="italic"/>
    </style:style>
    <style:style style:name="T26" style:family="text">
      <style:text-properties fo:font-size="10.5pt" fo:language="es" fo:country="AR" fo:font-weight="bold" style:font-size-asian="10.5pt" style:font-weight-asian="bold" style:font-size-complex="10.5pt" style:font-weight-complex="bold"/>
    </style:style>
    <style:style style:name="T27" style:family="text">
      <style:text-properties fo:font-size="10.5pt" fo:language="es" fo:country="AR" fo:font-weight="normal" style:font-size-asian="10.5pt" style:font-weight-asian="normal" style:font-size-complex="10.5pt" style:font-weight-complex="normal"/>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style:style style:name="fr2"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style:style style:name="fr3" style:family="graphic" style:parent-style-name="Frame">
      <style:graphic-properties fo:margin-left="0.319cm" fo:margin-right="0.319cm" style:run-through="foreground" style:wrap="none" style:vertical-pos="from-top" style:vertical-rel="paragraph" style:horizontal-pos="from-left"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style:style style:name="fr4" style:family="graphic" style:parent-style-name="Frame">
      <style:graphic-properties fo:margin-left="0.319cm" fo:margin-right="0.319cm" style:run-through="foreground" style:wrap="none"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style:style style:name="fr5" style:family="graphic" style:parent-style-name="Frame">
      <style:graphic-properties style:vertical-pos="top" style:vertical-rel="paragraph-content" style:horizontal-pos="center" style:horizontal-rel="paragraph" fo:background-color="transparent" draw:fill="none" draw:fill-color="#ffffff" fo:padding="0.15cm" fo:border="0.06pt solid #000000" style:shadow="#000000 0.18cm 0.18cm" draw:shadow-opacity="100%">
        <style:columns fo:column-count="1" fo:column-gap="0cm"/>
      </style:graphic-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rchivos y Directorios en GNU/Linux.</text:p>
      <text:p text:style-name="P4"/>
      <text:p text:style-name="P5">Manejo de archivos en GNU/Linux</text:p>
      <text:p text:style-name="P6"/>
      <text:p text:style-name="P8">Como se explicó en las clases teóricas, el manejo de archivos se lleva a cabo mediante llamadas POSIX de manejo de archivos.</text:p>
      <text:p text:style-name="P6"/>
      <text:p text:style-name="P6">Estas funciones (en FreePascal) se encuentran en la unit BaseUnix:</text:p>
      <text:p text:style-name="P16"/>
      <text:p text:style-name="P17"><text:tab/><text:span text:style-name="Source_20_Text">fpOpen</text:span> <text:tab/>Abre/crea un descriptor de archivo.</text:p>
      <text:p text:style-name="P17"><text:tab/><text:span text:style-name="Source_20_Text">fpRead</text:span> <text:tab/>Lee datos desde un descriptor de archivo.</text:p>
      <text:p text:style-name="P17"><text:tab/><text:span text:style-name="Source_20_Text">fpWrite</text:span> <text:tab/>Escribe en un descriptor de archivo.</text:p>
      <text:p text:style-name="P17"><text:tab/><text:span text:style-name="Source_20_Text">fpLSeek</text:span> <text:tab/>Mueve el puntero de posición de un archivo.</text:p>
      <text:p text:style-name="P11"><text:tab/><text:span text:style-name="Source_20_Text">fpClose</text:span> <text:tab/>Cierra un descriptor de archivo.</text:p>
      <text:p text:style-name="P6"/>
      <text:p text:style-name="P12">Para ver otras funciones de manejo de archivos vea la documentación de FreePascal.</text:p>
      <text:p text:style-name="P12"/>
      <text:p text:style-name="P8">Ingrese al sistema como <text:span text:style-name="T8">usuario no privilegiado</text:span>. Cree un directorio donde almacenar los programas de este práctico dentro de su directorio home. Luego sitúese en el directorio recién creado.</text:p>
      <text:p text:style-name="P10"/>
      <text:p text:style-name="P9">Escriba el siguiente programa, nómbrelo <text:s/>“<text:span text:style-name="Source_20_Text"><text:span text:style-name="T22">prog_0701.pp</text:span></text:span>” y compílelo.</text:p>
      <text:p text:style-name="P14"/>
      <text:p text:style-name="P26"><draw:frame draw:style-name="fr1" draw:name="Marco3" text:anchor-type="paragraph" svg:y="0.127cm" svg:width="14.31cm" svg:height="7.287cm" draw:z-index="0"><draw:text-box><text:p text:style-name="Preformatted_20_Text"><text:bookmark-start text:name="__DdeLink__812_244977384"/>Program prog_0701; </text:p><text:p text:style-name="Preformatted_20_Text"/><text:p text:style-name="Preformatted_20_Text">uses BaseUnix; </text:p><text:p text:style-name="Preformatted_20_Text"/><text:p text:style-name="Preformatted_20_Text">Var fd : Longint; </text:p><text:p text:style-name="Preformatted_20_Text"><text:s text:c="4"/>datos: String; </text:p><text:p text:style-name="Preformatted_20_Text"/><text:p text:style-name="Preformatted_20_Text">begin </text:p><text:p text:style-name="Preformatted_20_Text"><text:s text:c="2"/>fd := FPOpen(ParamStr(1),O_WrOnly OR O_Creat); </text:p><text:p text:style-name="Preformatted_20_Text"><text:s text:c="2"/>if fd &gt; 0 then </text:p><text:p text:style-name="Preformatted_20_Text"><text:s text:c="4"/>begin</text:p><text:p text:style-name="Preformatted_20_Text"><text:s text:c="4"/>Writeln('Escriba lo que desea en el archivo:'); </text:p><text:p text:style-name="Preformatted_20_Text"><text:s text:c="4"/>Readln(datos); </text:p><text:p text:style-name="Preformatted_20_Text"><text:s text:c="6"/>if (Length(datos)+1) &lt;&gt; (FPWrite(fd,datos,Length(datos)+1)) then <text:tab/>Writeln ('Error al escribir en el archivo!!!'); </text:p><text:p text:style-name="Preformatted_20_Text"><text:s text:c="4"/>FPClose(fd); </text:p><text:p text:style-name="Preformatted_20_Text"><text:s text:c="4"/>end; </text:p><text:p text:style-name="Preformatted_20_Text">end.<text:bookmark-end text:name="__DdeLink__812_244977384"/></text:p><text:p text:style-name="P18"/></draw:text-box></draw:frame></text:p>
      <text:p text:style-name="P27">Cree un archivo vacío. Ejecute el programa pasándole como parámetro el archivo recién creado e ingrese algo de texto (al menos 20 caracteres) para escribir dentro del archivo. Verifique que la información se grabó en el archivo.</text:p>
      <text:p text:style-name="P27"><text:span text:style-name="T8">(1)</text:span> Ejecute el programa nuevamente pasándole como parámetro un archivo inexistente. Se ejecutó igual? Grabó la información dentro del archivo? Por qué?</text:p>
      <text:p text:style-name="P27"><text:span text:style-name="T8">(2)</text:span> Ejecute el programa nuevamente pasándole como parámetro el primer archivo e ingrese otra información (al menos 20 caracteres) para grabar en el archivo. Verifique que la información se grabó en el archivo. Qué ocurrió con la información que habíamos grabado en la primera ocasión? Por qué?</text:p>
      <text:p text:style-name="P27"/>
      <text:p text:style-name="P32"><text:span text:style-name="T18">L</text:span><text:span text:style-name="T4">a documentación de FreePascal (rtl.pdf)</text:span><text:span text:style-name="T18"> pueden ser de gran ayuda para responder a las preguntas anteriores.</text:span></text:p>
      <text:p text:style-name="P34"/>
      <text:p text:style-name="P37">Escriba el siguiente programa y nómbrelo <text:s/>“<text:span text:style-name="Source_20_Text"><text:span text:style-name="T22">prog_0702.pp</text:span></text:span>” y compílelo.</text:p>
      <text:p text:style-name="P14"/>
      <text:p text:style-name="P26"><draw:frame draw:style-name="fr2" draw:name="Marco4" text:anchor-type="paragraph" svg:x="0.829cm" svg:y="0cm" svg:width="13.339cm" svg:height="8.024cm" draw:z-index="3"><draw:text-box><text:p text:style-name="Preformatted_20_Text"><text:bookmark-start text:name="__DdeLink__818_244977384"/>Program prog_0702;</text:p><text:p text:style-name="Preformatted_20_Text"/><text:p text:style-name="Preformatted_20_Text">uses BaseUnix;</text:p><text:p text:style-name="Preformatted_20_Text"/><text:p text:style-name="Preformatted_20_Text">var fd : Longint;</text:p><text:p text:style-name="Preformatted_20_Text"><text:s text:c="4"/>datos: String;</text:p><text:p text:style-name="Preformatted_20_Text"><text:s text:c="8"/></text:p><text:p text:style-name="Preformatted_20_Text">begin</text:p><text:p text:style-name="Preformatted_20_Text"><text:s text:c="2"/>fd := fpOpen(ParamStr(1),O_RdOnly);</text:p><text:p text:style-name="Preformatted_20_Text"><text:s text:c="2"/>if fd&gt;0 then</text:p><text:p text:style-name="Preformatted_20_Text"><text:s text:c="4"/>begin</text:p><text:p text:style-name="Preformatted_20_Text"><text:s text:c="8"/>if fpRead(fd,datos,10) &lt; 0 then</text:p><text:p text:style-name="Preformatted_20_Text"><text:s text:c="10"/>begin</text:p><text:p text:style-name="Preformatted_20_Text"><text:s text:c="10"/>Writeln ('Error leyendo archivo!!!');</text:p><text:p text:style-name="Preformatted_20_Text"><text:s text:c="10"/>Halt(2);</text:p><text:p text:style-name="Preformatted_20_Text"><text:s text:c="10"/>end;</text:p><text:p text:style-name="Preformatted_20_Text"><text:s text:c="6"/>Writeln(datos);</text:p><text:p text:style-name="Preformatted_20_Text"><text:s text:c="2"/>end;</text:p><text:p text:style-name="Preformatted_20_Text"><text:s text:c="2"/>fpClose(FD);</text:p><text:p text:style-name="Preformatted_20_Text">end.<text:bookmark-end text:name="__DdeLink__818_244977384"/></text:p><text:p text:style-name="Preformatted_20_Text"/></draw:text-box></draw:frame></text:p>
      <text:p text:style-name="P27"><text:span text:style-name="T8">(3)</text:span> Ejecute el programa pasándole como parámetro el archivo de texto del ejercicio anterior. Observe los resultados. Por qué no mostró la totalidad del archivo?</text:p>
      <text:p text:style-name="P27"/>
      <text:p text:style-name="P5">Manejo de archivos y directorios en GNU/Linux</text:p>
      <text:p text:style-name="P6"/>
      <text:p text:style-name="P8">En un nivel más bajo se puede acceder mediante funciones POSIX, a operaciones generales de manejo de archivos, directorios y sistemas de archivos.</text:p>
      <text:p text:style-name="P6"/>
      <text:p text:style-name="P13">Estas funciones (en FreePascal) se encuentran en la unit BaseUnix:</text:p>
      <text:p text:style-name="P27"/>
      <text:p text:style-name="P19"><text:tab/><text:tab/><text:span text:style-name="T8">fp</text:span><text:span text:style-name="Source_20_Text">Access</text:span> <text:tab/>Chequea los permisios de acceso a un archivo</text:p>
      <text:p text:style-name="P21"><text:tab/><text:span text:style-name="T19">fp</text:span><text:span text:style-name="Source_20_Text">Chown</text:span> <text:tab/><text:span text:style-name="T10">Cambia el dueño de un archivo.</text:span></text:p>
      <text:p text:style-name="P21"><text:tab/><text:span text:style-name="T19">fp</text:span><text:span text:style-name="Source_20_Text">Chmod</text:span> <text:tab/><text:span text:style-name="T10">Cambia los permisos de acceso de un archivo.</text:span></text:p>
      <text:p text:style-name="P21"><text:tab/><text:span text:style-name="T8">fp</text:span><text:span text:style-name="Source_20_Text">Stat</text:span> <text:tab/><text:span text:style-name="T10">Brinda información sobre un archivo.</text:span></text:p>
      <text:p text:style-name="P21"><text:tab/><text:span text:style-name="T8">fp</text:span><text:span text:style-name="Source_20_Text">Rename</text:span> <text:tab/><text:span text:style-name="T10">Renombra un archivo.</text:span></text:p>
      <text:p text:style-name="P22"><text:span text:style-name="T17"><text:tab/><text:tab/></text:span><text:span text:style-name="Source_20_Text"><text:span text:style-name="T17">fpFStat</text:span></text:span><text:span text:style-name="T17"> <text:tab/></text:span><text:span text:style-name="T20">Brinda información sobre el filesystem.</text:span></text:p>
      <text:p text:style-name="P21"><text:tab/><text:span text:style-name="T8">fp</text:span><text:span text:style-name="Source_20_Text">LStat</text:span> <text:tab/><text:span text:style-name="T10">Brinda información sobre un enlace (link).</text:span></text:p>
      <text:p text:style-name="P21"><text:tab/><text:span text:style-name="T8">fp</text:span><text:span text:style-name="Source_20_Text">Link</text:span> <text:tab/><text:span text:style-name="T10">Crea un enlace (link).</text:span></text:p>
      <text:p text:style-name="P21"><text:tab/><text:span text:style-name="T8">fp</text:span><text:span text:style-name="Source_20_Text">ReadLink</text:span> <text:tab/><text:span text:style-name="T10">Lee el contenido de un enlace simbólico.</text:span></text:p>
      <text:p text:style-name="P21"><text:tab/><text:span text:style-name="T8">fp</text:span><text:span text:style-name="Source_20_Text">SymLink</text:span> <text:tab/><text:span text:style-name="T10">Crea un enlace simbólico.</text:span></text:p>
      <text:p text:style-name="P21"><text:tab/><text:span text:style-name="T8">fp</text:span><text:span text:style-name="Source_20_Text">UnLink</text:span> <text:tab/><text:span text:style-name="T10">Elimina un archivo.</text:span></text:p>
      <text:p text:style-name="P23"><text:span text:style-name="T15"><text:tab/></text:span><text:span text:style-name="T9">fp</text:span><text:span text:style-name="Source_20_Text">Utime</text:span><text:span text:style-name="T15"> <text:tab/></text:span><text:span text:style-name="T10">Cambia la fecha de un archivo.</text:span></text:p>
      <text:p text:style-name="P19"><text:tab/><text:tab/><text:span text:style-name="T8">fp</text:span><text:span text:style-name="Source_20_Text">OpenDir</text:span> <text:tab/><text:span text:style-name="T10">Abre un directorio para lectura.</text:span></text:p>
      <text:p text:style-name="P19"><text:tab/><text:tab/><text:span text:style-name="T8">fp</text:span><text:span text:style-name="Source_20_Text">CloseDir</text:span> <text:tab/><text:span text:style-name="T10">Cierra un directorio,</text:span></text:p>
      <text:p text:style-name="P25"><text:span text:style-name="T11"><text:tab/></text:span><text:span text:style-name="T13">fp</text:span><text:span text:style-name="Source_20_Text"><text:span text:style-name="T14">ReadDir</text:span></text:span><text:span text:style-name="T11"> <text:tab/></text:span><text:span text:style-name="T12">Lee una entrada de directorio.</text:span></text:p>
      <text:p text:style-name="P21">Y éstas en la unit Unix:</text:p>
      <text:p text:style-name="P21"><text:tab/><text:span text:style-name="Source_20_Text">FLock</text:span> <text:tab/><text:tab/><text:span text:style-name="T10">Bloquea un archivo.</text:span></text:p>
      <text:p text:style-name="P24"><text:tab/><text:span text:style-name="Source_20_Text">TellDir</text:span><text:span text:style-name="T15"> <text:tab/></text:span>Indica la entrada de directorio actual.</text:p>
      <text:p text:style-name="P25"><text:span text:style-name="T11"><text:tab/></text:span><text:span text:style-name="Source_20_Text"><text:span text:style-name="T14">SeekDir</text:span></text:span><text:span text:style-name="T11"> <text:tab/></text:span><text:span text:style-name="T12">Se ubica en una entrada determinada del directorio.</text:span><text:span text:style-name="T11"><text:tab/></text:span></text:p>
      <text:p text:style-name="P20"/>
      <text:p text:style-name="P13">Para ver otras funciones de manejo de archivos, directorios y sistemas de archivos vea la documentación de Freepascal.</text:p>
      <text:p text:style-name="P35"/>
      <text:p text:style-name="P35">(4)<text:span text:style-name="T21"> Utilizando la documentación de Freepascal emplee la función </text:span><text:span text:style-name="Source_20_Text"><text:span text:style-name="T23">fpAccess</text:span></text:span><text:span text:style-name="T21"> para reescribir los programas anteriores de manera que verifiquen que el archivo existe y que el usuario tiene los privilegios para realizar las operaciones sobre el mismo. </text:span></text:p>
      <text:p text:style-name="P37">Escriba el siguiente programa y nómbrelo <text:s/>“<text:span text:style-name="Source_20_Text"><text:span text:style-name="T22">prog_0703.pp</text:span></text:span>” y compílelo.</text:p>
      <text:p text:style-name="P29"><draw:frame draw:style-name="fr3" draw:name="Marco1" text:anchor-type="paragraph" svg:x="0.39cm" svg:y="0.27cm" svg:width="13.778cm" svg:height="8.855cm" draw:z-index="2"><draw:text-box><text:p text:style-name="Preformatted_20_Text"><text:bookmark-start text:name="__DdeLink__824_244977384"/>program prog_0703; </text:p><text:p text:style-name="Preformatted_20_Text">uses BaseUnix; </text:p><text:p text:style-name="Preformatted_20_Text">var info : Stat; </text:p><text:p text:style-name="Preformatted_20_Text">begin </text:p><text:p text:style-name="Preformatted_20_Text"><text:s text:c="2"/>if FPStat(ParamStr(1),info)&lt;&gt;0 then begin </text:p><text:p text:style-name="Preformatted_20_Text"><text:s text:c="4"/>Writeln('Fallo la llamada a fpFSat!!!'); </text:p><text:p text:style-name="Preformatted_20_Text"><text:s text:c="5"/>halt (1); </text:p><text:p text:style-name="Preformatted_20_Text"><text:s text:c="2"/>end; </text:p><text:p text:style-name="Preformatted_20_Text"><text:s text:c="2"/>writeln ('Resultados del fpFstat del archivo:'); </text:p><text:p text:style-name="Preformatted_20_Text"><text:s text:c="2"/>writeln ('I-nodo <text:s text:c="19"/>: ',info.st_ino); </text:p><text:p text:style-name="Preformatted_20_Text"><text:s text:c="2"/>writeln ('Modo (Tipo y Permisos) <text:s text:c="3"/>: ',info.st_mode); </text:p><text:p text:style-name="Preformatted_20_Text"><text:s text:c="2"/>writeln ('Numero de links <text:s text:c="10"/>: ',info.st_nlink); </text:p><text:p text:style-name="Preformatted_20_Text"><text:s text:c="2"/>writeln ('User ID del duenio <text:s text:c="7"/>: ',info.st_uid); </text:p><text:p text:style-name="Preformatted_20_Text"><text:s text:c="2"/>writeln ('Group ID del duenio <text:s text:c="6"/>: ',info.st_gid); </text:p><text:p text:style-name="Preformatted_20_Text"><text:s text:c="2"/>writeln ('Tipo de dispositivo inodo : ',info.st_rdev); </text:p><text:p text:style-name="Preformatted_20_Text"><text:s text:c="2"/>writeln ('Tamanio del Bloque <text:s text:c="7"/>: ',info.st_blksize); </text:p><text:p text:style-name="Preformatted_20_Text"><text:s text:c="2"/>writeln ('Tamanio en Bytes <text:s text:c="9"/>: ',info.st_size); </text:p><text:p text:style-name="Preformatted_20_Text"><text:s text:c="2"/>writeln ('Nro. de Bloques <text:s text:c="10"/>: ',info.st_blocks); </text:p><text:p text:style-name="Preformatted_20_Text"><text:s text:c="2"/>writeln ('Ultimo acceso <text:s text:c="12"/>: ',info.st_atime); </text:p><text:p text:style-name="Preformatted_20_Text"><text:s text:c="2"/>writeln ('Ultima modificacion <text:s text:c="6"/>: ',info.st_mtime); </text:p><text:p text:style-name="Preformatted_20_Text"><text:s text:c="2"/>writeln ('Ultimo cambio <text:s text:c="12"/>: ',info.st_ctime); </text:p><text:p text:style-name="Preformatted_20_Text">end.<text:bookmark-end text:name="__DdeLink__824_244977384"/></text:p></draw:text-box></draw:frame><text:span text:style-name="T8">(5)</text:span><text:span text:style-name="T21"> Pruebe el programa pasándole como parámetro distintos archivos. Dónde está almacenada esta información de cada archivo?</text:span></text:p>
      <text:p text:style-name="P28">Puede obtener más información sobre el registro Stat mediante la pagina man del mismo Stat(2).</text:p>
      <text:p text:style-name="P34"/>
      <text:p text:style-name="P32"><text:span text:style-name="T2">Escriba el siguiente programa y nómbrelo <text:s/>“</text:span><text:span text:style-name="Source_20_Text">prog_0704.pp</text:span><text:span text:style-name="T2">” y compílelo.</text:span></text:p>
      <text:p text:style-name="P29"><draw:frame draw:style-name="fr3" draw:name="Marco2" text:anchor-type="paragraph" svg:x="0.39cm" svg:y="0.27cm" svg:width="13.778cm" svg:height="8.827cm" draw:z-index="7"><draw:text-box><text:p text:style-name="Preformatted_20_Text"><text:bookmark-start text:name="__DdeLink__826_244977384"/>program prog_0704; </text:p><text:p text:style-name="Preformatted_20_Text">uses BaseUnix; </text:p><text:p text:style-name="Preformatted_20_Text">var info : Stat; </text:p><text:p text:style-name="Preformatted_20_Text">begin </text:p><text:p text:style-name="Preformatted_20_Text"><text:s text:c="2"/>if fpLStat(ParamStr(1),info)&lt;&gt;0 then begin </text:p><text:p text:style-name="Preformatted_20_Text"><text:s text:c="4"/>Writeln('Fallo la llamada a fpLStat!!!'); </text:p><text:p text:style-name="Preformatted_20_Text"><text:s text:c="5"/>halt (1); </text:p><text:p text:style-name="Preformatted_20_Text"><text:s text:c="2"/>end; </text:p><text:p text:style-name="Preformatted_20_Text"><text:s text:c="2"/>writeln ('Resultados del fpLStat del archivo:'); </text:p><text:p text:style-name="Preformatted_20_Text"><text:s text:c="2"/>writeln ('I-nodo <text:s text:c="19"/>: ',info.st_ino); </text:p><text:p text:style-name="Preformatted_20_Text"><text:s text:c="2"/>writeln ('Modo (Tipo y Permisos) <text:s text:c="3"/>: ',info.st_mode); </text:p><text:p text:style-name="Preformatted_20_Text"><text:s text:c="2"/>writeln ('Numero de links <text:s text:c="10"/>: ',info.st_nlink); </text:p><text:p text:style-name="Preformatted_20_Text"><text:s text:c="2"/>writeln ('User ID del duenio <text:s text:c="7"/>: ',info.st_uid); </text:p><text:p text:style-name="Preformatted_20_Text"><text:s text:c="2"/>writeln ('Group ID del duenio <text:s text:c="6"/>: ',info.st_gid); </text:p><text:p text:style-name="Preformatted_20_Text"><text:s text:c="2"/>writeln ('Tipo de dispositivo inodo : ',info.st_rdev); </text:p><text:p text:style-name="Preformatted_20_Text"><text:s text:c="2"/>writeln ('Tamanio del Bloque <text:s text:c="7"/>: ',info.st_blksize); </text:p><text:p text:style-name="Preformatted_20_Text"><text:s text:c="2"/>writeln ('Tamanio en Bytes <text:s text:c="9"/>: ',info.st_size); </text:p><text:p text:style-name="Preformatted_20_Text"><text:s text:c="2"/>writeln ('Nro. de Bloques <text:s text:c="10"/>: ',info.st_blocks); </text:p><text:p text:style-name="Preformatted_20_Text"><text:s text:c="2"/>writeln ('Ultimo acceso <text:s text:c="12"/>: ',info.st_atime); </text:p><text:p text:style-name="Preformatted_20_Text"><text:s text:c="2"/>writeln ('Ultima modificacion <text:s text:c="6"/>: ',info.st_mtime); </text:p><text:p text:style-name="Preformatted_20_Text"><text:s text:c="2"/>writeln ('Ultimo cambio <text:s text:c="12"/>: ',info.st_ctime); </text:p><text:p text:style-name="Preformatted_20_Text">end.<text:bookmark-end text:name="__DdeLink__826_244977384"/></text:p></draw:text-box></draw:frame><text:span text:style-name="T21">Cree un archivo de texto llamado </text:span><text:span text:style-name="Source_20_Text">prueba.txt</text:span><text:span text:style-name="T21"> y agreguele algo de contenido.</text:span></text:p>
      <text:p text:style-name="P28">Ejecute la siguiente línea:</text:p>
      <text:p text:style-name="Preformatted_20_Text"><text:tab/>ln -s prueba.txt prueba1.txt</text:p>
      <text:p text:style-name="P28">Luego ejecute:</text:p>
      <text:p text:style-name="Preformatted_20_Text"><text:tab/>./prog_0703 prueba.txt</text:p>
      <text:p text:style-name="Preformatted_20_Text"><text:tab/>./prog_0703 prueba1.txt</text:p>
      <text:p text:style-name="Preformatted_20_Text"><text:tab/>./prog_0704 prueba1.txt</text:p>
      <text:p text:style-name="WW-Texto_20_independiente_20_2"><text:soft-page-break/><text:span text:style-name="T26">(6)</text:span><text:span text:style-name="T27"> A qué se deben las diferencias y similtudes en las tres salidas? (preste especial atención a los campos i-nodo y tamaño)</text:span></text:p>
      <text:p text:style-name="P32"><text:span text:style-name="T2">Escriba el siguiente programa y nómbrelo <text:s/>“</text:span><text:span text:style-name="Source_20_Text">prog_0705.pp</text:span><text:span text:style-name="T2">” y compílelo.</text:span></text:p>
      <text:p text:style-name="P14"><draw:frame draw:style-name="fr4" draw:name="Marco5" text:anchor-type="paragraph" svg:y="0.27cm" svg:width="12.781cm" svg:height="9.872cm" draw:z-index="4"><draw:text-box><text:p text:style-name="Preformatted_20_Text"><text:bookmark-start text:name="__DdeLink__832_244977384"/>program prog_0705; </text:p><text:p text:style-name="Preformatted_20_Text"/><text:p text:style-name="Preformatted_20_Text">uses BaseUnix; </text:p><text:p text:style-name="Preformatted_20_Text">var archivo: Stat; </text:p><text:p text:style-name="Preformatted_20_Text">begin </text:p><text:p text:style-name="Preformatted_20_Text"><text:s text:c="2"/>if fpStat(ParamStr(1),archivo)=0 then </text:p><text:p text:style-name="Preformatted_20_Text"><text:s text:c="4"/>begin </text:p><text:p text:style-name="Preformatted_20_Text"><text:s text:c="4"/>if fpS_ISLNK(archivo.st_mode) then </text:p><text:p text:style-name="Preformatted_20_Text"><text:s text:c="6"/>Writeln ('El archivo es un enlace...'); </text:p><text:p text:style-name="Preformatted_20_Text"><text:s text:c="4"/>if fpS_ISREG(archivo.st_mode) then </text:p><text:p text:style-name="Preformatted_20_Text"><text:s text:c="6"/>Writeln ('El archivo es un archivo regular...'); <text:s text:c="5"/></text:p><text:p text:style-name="Preformatted_20_Text"><text:s text:c="4"/>if fpS_ISDIR(archivo.st_mode) then </text:p><text:p text:style-name="Preformatted_20_Text"><text:s text:c="6"/>Writeln ('El archivo es un directorio...'); </text:p><text:p text:style-name="Preformatted_20_Text"><text:s text:c="4"/>if fpS_ISCHR(archivo.st_mode) then </text:p><text:p text:style-name="Preformatted_20_Text"><text:s text:c="6"/>Writeln ('El archivo es un dispositivo de caract...'); </text:p><text:p text:style-name="Preformatted_20_Text"><text:s text:c="4"/>if fpS_ISBLK(archivo.st_mode) then </text:p><text:p text:style-name="Preformatted_20_Text"><text:s text:c="6"/>Writeln ('El archivo es un dispositivo de bloques...'); </text:p><text:p text:style-name="Preformatted_20_Text"><text:s text:c="4"/>if fpS_ISFIFO(archivo.st_mode) then </text:p><text:p text:style-name="Preformatted_20_Text"><text:s text:c="6"/>Writeln ('El archivo es una canieria (Pipe)...'); </text:p><text:p text:style-name="Preformatted_20_Text"><text:s text:c="4"/>if fpS_ISSOCK(archivo.st_mode) then </text:p><text:p text:style-name="Preformatted_20_Text"><text:s text:c="6"/>Writeln ('El archivo es un socket...'); </text:p><text:p text:style-name="Preformatted_20_Text"><text:s text:c="2"/>end; </text:p><text:p text:style-name="Preformatted_20_Text">end.<text:bookmark-end text:name="__DdeLink__832_244977384"/></text:p><text:p text:style-name="Preformatted_20_Text"/><text:p text:style-name="Standard"/></draw:text-box></draw:frame></text:p>
      <text:p text:style-name="P27"><text:span text:style-name="T8">(7)</text:span> Pruebe el programa pasándole como parámetro archivos de distintos tipos (enumerelos y diga cuál fue el resultado). Dónde está almacenada esta información de cada archivo?</text:p>
      <text:p text:style-name="P27"/>
      <text:p text:style-name="P33">Escriba el siguiente programa y nómbrelo <text:s/>“<text:span text:style-name="Source_20_Text"><text:span text:style-name="T22">prog_0706.pp</text:span></text:span>” y compílelo.</text:p>
      <text:p text:style-name="P14"><draw:frame draw:style-name="fr3" draw:name="Marco6" text:anchor-type="paragraph" svg:x="0.923cm" svg:y="0.026cm" svg:width="13.152cm" svg:height="9.791cm" draw:z-index="6"><draw:text-box><text:p text:style-name="Preformatted_20_Text"><text:bookmark-start text:name="__DdeLink__834_244977384"/>program prog_0706; </text:p><text:p text:style-name="Preformatted_20_Text">uses BaseUnix; </text:p><text:p text:style-name="Preformatted_20_Text">var directorio : PDir; </text:p><text:p text:style-name="Preformatted_20_Text"><text:s text:c="4"/>entrada : PDirent; </text:p><text:p text:style-name="Preformatted_20_Text"/><text:p text:style-name="Preformatted_20_Text">begin </text:p><text:p text:style-name="Preformatted_20_Text"><text:s text:c="2"/>directorio := fpOpenDir(ParamStr(1)); </text:p><text:p text:style-name="Preformatted_20_Text"><text:s text:c="2"/>repeat </text:p><text:p text:style-name="Preformatted_20_Text"><text:s text:c="4"/>entrada := fpReadDir(directorio^); </text:p><text:p text:style-name="Preformatted_20_Text"><text:s text:c="4"/>if entrada &lt;&gt; nil then </text:p><text:p text:style-name="Preformatted_20_Text"><text:s text:c="4"/>With entrada^ do </text:p><text:p text:style-name="Preformatted_20_Text"><text:s text:c="6"/>begin </text:p><text:p text:style-name="Preformatted_20_Text"><text:s text:c="10"/>Writeln ('-----------------------------------'); </text:p><text:p text:style-name="Preformatted_20_Text">{ <text:s text:c="5"/>Writeln ('Entrada No <text:s text:c="3"/>: ',Entry);} {<text:span text:style-name="T25">puede ser que no funcione</text:span>}</text:p><text:p text:style-name="Preformatted_20_Text"><text:s text:c="10"/>Writeln ('Nombre <text:s text:c="7"/>: ',pchar(@d_name[0])); </text:p><text:p text:style-name="Preformatted_20_Text"><text:s text:c="10"/>Writeln ('I-nodo <text:s text:c="7"/>: ',d_fileno); </text:p><text:p text:style-name="Preformatted_20_Text"><text:s text:c="10"/>Writeln ('Offset <text:s text:c="7"/>: ',d_off); </text:p><text:p text:style-name="Preformatted_20_Text"><text:s text:c="10"/>Writeln ('Long. Nombre <text:s text:c="2"/>: ',d_reclen); </text:p><text:p text:style-name="Preformatted_20_Text"><text:s text:c="6"/>end; </text:p><text:p text:style-name="Preformatted_20_Text"><text:s text:c="2"/>until entrada = nil; </text:p><text:p text:style-name="Preformatted_20_Text"/><text:p text:style-name="Preformatted_20_Text"><text:s text:c="2"/>fpCloseDir (directorio^); <text:bookmark-end text:name="__DdeLink__834_244977384"/></text:p><text:p text:style-name="Preformatted_20_Text">end.</text:p></draw:text-box></draw:frame></text:p>
      <text:p text:style-name="P27">Pruebe el programa pasándole como parámetro distintos directorios.</text:p>
      <text:p text:style-name="P38"><text:span text:style-name="T2">Escriba el siguiente programa y nómbrelo <text:s/>“</text:span><text:span text:style-name="Source_20_Text"><text:span text:style-name="T22">prog_0707.pp</text:span></text:span><text:span text:style-name="T2">” y compílelo.</text:span></text:p>
      <text:p text:style-name="P14"><draw:frame draw:style-name="fr4" draw:name="Marco7" text:anchor-type="paragraph" svg:y="0.27cm" svg:width="14.333cm" svg:height="9.23cm" draw:z-index="5"><draw:text-box><text:p text:style-name="Preformatted_20_Text"><text:bookmark-start text:name="__DdeLink__844_244977384"/>program prog_0707;</text:p><text:p text:style-name="Preformatted_20_Text">uses BaseUnix, Unix, Unixtype; </text:p><text:p text:style-name="Preformatted_20_Text">var ubicacion : pchar;</text:p><text:p text:style-name="Preformatted_20_Text"><text:s text:c="4"/>fd: cint;</text:p><text:p text:style-name="Preformatted_20_Text"><text:s text:c="4"/>fsinfo : TStatFS; </text:p><text:p text:style-name="Preformatted_20_Text">begin </text:p><text:p text:style-name="Preformatted_20_Text"><text:s text:c="2"/>ubicacion:='.';</text:p><text:p text:style-name="Preformatted_20_Text"><text:s text:c="2"/>fd:= fpOpen(ubicacion, O_RdOnly);</text:p><text:p text:style-name="Preformatted_20_Text"><text:s text:c="2"/>if fstatfs(fd,fsinfo)&lt;&gt;0 then </text:p><text:p text:style-name="Preformatted_20_Text"><text:s text:c="7"/>begin </text:p><text:p text:style-name="Preformatted_20_Text"><text:s text:c="7"/>Writeln('Fallo el fpStatFS. Error No : ',fpgeterrno); </text:p><text:p text:style-name="Preformatted_20_Text"><text:s text:c="7"/>Halt(1); </text:p><text:p text:style-name="Preformatted_20_Text"><text:s text:c="7"/>end; </text:p><text:p text:style-name="Preformatted_20_Text"><text:s text:c="4"/>Writeln ('Tipo de FS <text:s text:c="10"/>: ',fsinfo.fstype); </text:p><text:p text:style-name="Preformatted_20_Text"><text:s text:c="4"/>Writeln ('Tamanio de bloque <text:s text:c="3"/>: ',fsinfo.bsize); </text:p><text:p text:style-name="Preformatted_20_Text"><text:s text:c="4"/>Writeln ('Bloques libres <text:s text:c="6"/>: ',fsinfo.bfree); </text:p><text:p text:style-name="Preformatted_20_Text"><text:s text:c="4"/>Writeln ('Bloques disponibles <text:s/>: ',fsinfo.bavail); </text:p><text:p text:style-name="Preformatted_20_Text"><text:s text:c="4"/>Writeln ('Archivos <text:s text:c="12"/>: ',fsinfo.files); </text:p><text:p text:style-name="Preformatted_20_Text"><text:s text:c="4"/>Writeln ('Descriptores libres <text:s/>: ',fsinfo.ffree); </text:p><text:p text:style-name="Preformatted_20_Text"><text:s text:c="4"/>Writeln ('Identificacion de FS : ',fsinfo.fsid[0]); </text:p><text:p text:style-name="Preformatted_20_Text"><text:s text:c="4"/>Writeln ('Long. del Nombre <text:s text:c="4"/>: ',fsinfo.namelen); </text:p><text:p text:style-name="Preformatted_20_Text">end.</text:p><text:p text:style-name="Standard"><text:bookmark-end text:name="__DdeLink__844_244977384"/></text:p></draw:text-box></draw:frame></text:p>
      <text:p text:style-name="P27"><text:span text:style-name="T8">(8)</text:span> Ejecute el programa. Ubíquese en el directorio raíz (<text:span text:style-name="Source_20_Text"><text:span text:style-name="T24">/</text:span></text:span>) y vuelva a ejecutar el programa. Ahora sitúese en el directorio <text:span text:style-name="Source_20_Text"><text:span text:style-name="T24">/proc</text:span></text:span> y ejecute nuevamente el programa. Monte un pendrive y ubíquese en un directorio del mismo y vuelva a correr el programa. Sobre qué filesystems nos está mostrando información en cada ocasión? Explique el significado de cada resultado. </text:p>
      <text:p text:style-name="P27"/>
      <text:p text:style-name="P27">Puede obtener más información sobre el registro StatFS mediante la pagina man del mismo StatFS(2).</text:p>
      <text:p text:style-name="P27"/>
      <text:p text:style-name="P27"><text:span text:style-name="T8">(9)</text:span> Modifique el programa anterior (nómbrelo <text:span text:style-name="T8">“</text:span><text:span text:style-name="Source_20_Text"><text:span text:style-name="T22">prog_0708.pp</text:span></text:span><text:span text:style-name="T8">”</text:span>) para que muestre el espacio total, ocupado y libre (en bytes) en el sistema de archivos.</text:p>
      <text:p text:style-name="P30"/>
      <text:p text:style-name="P31"><text:span text:style-name="T8">(10)</text:span> Realice su propia versión del comando <text:span text:style-name="Source_20_Text"><text:span text:style-name="T24">ls</text:span></text:span> empleando las llamadas POSIX de gestión de archivos y directorios. Nómbrelo <text:span text:style-name="T8">“</text:span><text:span text:style-name="Source_20_Text"><text:span text:style-name="T22">prog_0709.pp</text:span></text:span><text:span text:style-name="T8">”</text:span>, compílelo y pruebelo listando distintos directorios. Para mantener la sencillez, el comando deberá cumplir con las siguientes características:</text:p>
      <text:list xml:id="list242318550444235031" text:style-name="L1">
        <text:list-item>
          <text:list>
            <text:list-item>
              <text:list>
                <text:list-item>
                  <text:p text:style-name="P40">Deberá mostrar (en este orden): permisos del usuario actual (<text:span text:style-name="Source_20_Text">rwx</text:span>), tamaño en Bytes y nombre de cada archivo del directorio en cuestión. (Uno por línea)</text:p>
                </text:list-item>
                <text:list-item>
                  <text:p text:style-name="P40">Deberá ademas, permitir diferenciar archivos de ciertos tipos: ejecutables (por el usuario actual), enlaces simbólicos, directorios y dispositivos. </text:p>
                </text:list-item>
                <text:list-item>
                  <text:p text:style-name="P40">Deberá mostrar al final el número de archivos listados.</text:p>
                </text:list-item>
                <text:list-item>
                  <text:p text:style-name="P40">Deberá mostrar mensajes significativos en caso de no poder realizar el listado.</text:p>
                </text:list-item>
              </text:list>
            </text:list-item>
          </text:list>
        </text:list-item>
      </text:list>
      <text:p text:style-name="P31"/>
      <text:p text:style-name="P36"/>
      <text:p text:style-name="Standard"><draw:frame draw:style-name="fr5" draw:name="Marco10" text:anchor-type="paragraph" svg:width="13.847cm" draw:z-index="1"><draw:text-box fo:min-height="3.447cm"><text:p text:style-name="P7">Confeccione un informe <text:span text:style-name="T8">original</text:span>, <text:span text:style-name="T8">conciso</text:span> y <text:span text:style-name="T8">completo</text:span> donde se dé respuesta a las preguntas y consignas precedidas por un número encerrado entre paréntesis. Éste informe deberá ser confeccionado y entregado por cada grupo que llevó a cabo las actividades. </text:p><text:p text:style-name="P7"><text:span text:style-name="T16">La longitud máxima del informe es de dos páginas</text:span> (sin contar las líneas correspondientes a código fuente).</text:p></draw:text-box></draw:frame></text:p>
      <text:p text:style-name="Standard"/>
      <text:p text:style-name="Standard"/>
      <text:p text:style-name="Standard"/>
      <text:p text:style-name="Standard"/>
      <text:p text:style-name="Standard"/>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nux Libertine" svg:font-family="'Linux Libertine'" style:font-adornments="Predeterminad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Linux Libertine" fo:font-family="'Linux Libertine'" style:font-style-name="Predeterminado"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508cm" fo:margin-right="0cm" fo:margin-top="0cm" fo:margin-bottom="0cm" loext:contextual-spacing="false"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0pt" fo:language="es" fo:country="AR" fo:font-weight="bold" style:font-size-asian="10pt" style:font-weight-asian="bold" style:font-name-complex="Arial1"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Arial" fo:font-family="Arial" style:font-name-complex="Tahoma1" style:font-family-complex="Tahoma"/>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margin-top="0cm" fo:margin-bottom="0cm" loext:contextual-spacing="false"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9pt" fo:font-weight="bold"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8z0" style:family="text">
      <style:text-properties fo:color="#000000"/>
    </style:style>
    <style:style style:name="WW8Num19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7z3" style:family="text">
      <style:text-properties style:font-name="Symbol" fo:font-family="Symbol" style:font-family-generic="roman"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87z1"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WW8Num93z0" style:family="text">
      <style:text-properties fo:color="#000000"/>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99z3" style:family="text">
      <style:text-properties style:font-name="Symbol" fo:font-family="Symbol" style:font-family-generic="roman"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2z1" style:family="text">
      <style:text-properties style:font-name="Courier New" fo:font-family="'Courier New'" style:font-family-generic="modern"/>
    </style:style>
    <style:style style:name="WW8Num102z2" style:family="text">
      <style:text-properties style:font-name="Wingdings" fo:font-family="Wingdings"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 fo:font-family="'Courier New'" style:font-family-generic="modern"/>
    </style:style>
    <style:style style:name="WW8Num106z2" style:family="text">
      <style:text-properties style:font-name="Wingdings" fo:font-family="Wingdings"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8z1" style:family="text">
      <style:text-properties style:font-name="Courier New" fo:font-family="'Courier New'" style:font-family-generic="modern"/>
    </style:style>
    <style:style style:name="WW8Num108z2" style:family="text">
      <style:text-properties style:font-name="Wingdings" fo:font-family="Wingdings" style:font-pitch="variable" style:font-charset="x-symbol"/>
    </style:style>
    <style:style style:name="WW8Num109z0" style:family="text">
      <style:text-properties style:font-name="Symbol" fo:font-family="Symbol" style:font-family-generic="roman"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1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Symbol" fo:font-family="Symbol" style:font-family-generic="roman" style:font-pitch="variable" style:font-charset="x-symbol"/>
    </style:style>
    <style:style style:name="WW8Num112z1" style:family="text">
      <style:text-properties style:font-name="Courier New" fo:font-family="'Courier New'" style:font-family-generic="modern" style:font-name-complex="Courier New" style:font-family-complex="'Courier New'" style:font-family-generic-complex="modern"/>
    </style:style>
    <style:style style:name="WW8Num112z2" style:family="text">
      <style:text-properties style:font-name="Wingdings" fo:font-family="Wingdings" style:font-pitch="variable" style:font-charset="x-symbol"/>
    </style:style>
    <style:style style:name="WW8Num117z0" style:family="text">
      <style:text-properties style:font-name="Symbol" fo:font-family="Symbol" style:font-family-generic="roman" style:font-pitch="variable" style:font-charset="x-symbol"/>
    </style:style>
    <style:style style:name="WW8Num117z1" style:family="text">
      <style:text-properties style:font-name="Courier New" fo:font-family="'Courier New'" style:font-family-generic="modern"/>
    </style:style>
    <style:style style:name="WW8Num117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style>
    <style:style style:name="WW8Num11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9z1" style:family="text">
      <style:text-properties style:font-name="Courier New" fo:font-family="'Courier New'" style:font-family-generic="modern"/>
    </style:style>
    <style:style style:name="WW8Num119z2" style:family="text">
      <style:text-properties style:font-name="Wingdings" fo:font-family="Wingdings" style:font-pitch="variable" style:font-charset="x-symbol"/>
    </style:style>
    <style:style style:name="WW8Num119z3"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1z1" style:family="text">
      <style:text-properties style:font-name="Courier New" fo:font-family="'Courier New'" style:font-family-generic="modern"/>
    </style:style>
    <style:style style:name="WW8Num121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4z0" style:family="text">
      <style:text-properties fo:color="#000000"/>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style>
    <style:style style:name="WW8Num126z2" style:family="text">
      <style:text-properties style:font-name="Wingdings" fo:font-family="Wingdings" style:font-pitch="variable" style:font-charset="x-symbol"/>
    </style:style>
    <style:style style:name="WW8Num12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8z1" style:family="text">
      <style:text-properties style:font-name="Courier New" fo:font-family="'Courier New'" style:font-family-generic="modern"/>
    </style:style>
    <style:style style:name="WW8Num128z2" style:family="text">
      <style:text-properties style:font-name="Wingdings" fo:font-family="Wingdings" style:font-pitch="variable" style:font-charset="x-symbol"/>
    </style:style>
    <style:style style:name="WW8Num128z3" style:family="text">
      <style:text-properties style:font-name="Symbol" fo:font-family="Symbol" style:font-family-generic="roman" style:font-pitch="variable" style:font-charset="x-symbol"/>
    </style:style>
    <style:style style:name="WW8Num129z0" style:family="text">
      <style:text-properties style:font-name="Symbol" fo:font-family="Symbol" style:font-family-generic="roman" style:font-pitch="variable" style:font-charset="x-symbol"/>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31z0" style:family="text">
      <style:text-properties style:font-name="Symbol" fo:font-family="Symbol" style:font-family-generic="roman"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style>
    <style:style style:name="WW8Num134z2" style:family="text">
      <style:text-properties style:font-name="Wingdings" fo:font-family="Wingdings" style:font-pitch="variable" style:font-charset="x-symbol"/>
    </style:style>
    <style:style style:name="WW8Num135z0" style:family="text">
      <style:text-properties style:font-name="Symbol" fo:font-family="Symbol" style:font-family-generic="roman" style:font-pitch="variable" style:font-charset="x-symbol"/>
    </style:style>
    <style:style style:name="WW8Num135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5z2" style:family="text">
      <style:text-properties style:font-name="Wingdings" fo:font-family="Wingdings" style:font-pitch="variable" style:font-charset="x-symbol"/>
    </style:style>
    <style:style style:name="WW8Num135z4" style:family="text">
      <style:text-properties style:font-name="Courier New" fo:font-family="'Courier New'" style:font-family-generic="modern"/>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style>
    <style:style style:name="WW8Num136z2" style:family="text">
      <style:text-properties style:font-name="Wingdings" fo:font-family="Wingdings" style:font-pitch="variable" style:font-charset="x-symbol"/>
    </style:style>
    <style:style style:name="WW8Num138z0" style:family="text">
      <style:text-properties fo:font-weight="normal" style:font-weight-asian="normal"/>
    </style:style>
    <style:style style:name="WW8Num141z0" style:family="text">
      <style:text-properties style:font-name="Symbol" fo:font-family="Symbol" style:font-family-generic="roman" style:font-pitch="variable" style:font-charset="x-symbol"/>
    </style:style>
    <style:style style:name="WW8Num141z1" style:family="text">
      <style:text-properties style:font-name="Courier New" fo:font-family="'Courier New'" style:font-family-generic="modern"/>
    </style:style>
    <style:style style:name="WW8Num141z2" style:family="text">
      <style:text-properties style:font-name="Wingdings" fo:font-family="Wingdings" style:font-pitch="variable" style:font-charset="x-symbol"/>
    </style:style>
    <style:style style:name="WW8Num145z0" style:family="text">
      <style:text-properties style:font-name="Symbol" fo:font-family="Symbol" style:font-family-generic="roman" style:font-pitch="variable" style:font-charset="x-symbol"/>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6z0" style:family="text">
      <style:text-properties fo:color="#000000"/>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style:font-name="Symbol" fo:font-family="Symbol" style:font-family-generic="roman" style:font-pitch="variable" style:font-charset="x-symbol"/>
    </style:style>
    <style:style style:name="WW8Num155z1" style:family="text">
      <style:text-properties style:font-name="Courier New" fo:font-family="'Courier New'" style:font-family-generic="modern" style:font-name-complex="Courier New" style:font-family-complex="'Courier New'" style:font-family-generic-complex="modern"/>
    </style:style>
    <style:style style:name="WW8Num155z2" style:family="text">
      <style:text-properties style:font-name="Wingdings" fo:font-family="Wingdings" style:font-pitch="variable" style:font-charset="x-symbol"/>
    </style:style>
    <style:style style:name="WW8Num157z0" style:family="text">
      <style:text-properties style:font-name="Symbol" fo:font-family="Symbol" style:font-family-generic="roman" style:font-pitch="variable" style:font-charset="x-symbol"/>
    </style:style>
    <style:style style:name="WW8Num157z1" style:family="text">
      <style:text-properties style:font-name="Courier New" fo:font-family="'Courier New'" style:font-family-generic="modern"/>
    </style:style>
    <style:style style:name="WW8Num157z2" style:family="text">
      <style:text-properties style:font-name="Wingdings" fo:font-family="Wingdings" style:font-pitch="variable" style:font-charset="x-symbo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59z0" style:family="text">
      <style:text-properties style:font-name="Symbol" fo:font-family="Symbol" style:font-family-generic="roman" style:font-pitch="variable" style:font-charset="x-symbol"/>
    </style:style>
    <style:style style:name="WW8Num159z1" style:family="text">
      <style:text-properties style:font-name="Courier New" fo:font-family="'Courier New'" style:font-family-generic="modern"/>
    </style:style>
    <style:style style:name="WW8Num159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1"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Source_20_Text" style:display-name="Source Text" style:family="text">
      <style:text-properties style:font-name="Bitstream Vera Sans Mono" fo:font-family="'Bitstream Vera Sans Mono'" style:font-family-generic="modern" style:font-pitch="fixed" fo:font-size="10pt"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ab-stops>
          <style:tab-stop style:position="7.795cm" style:type="center"/>
          <style:tab-stop style:position="14.605cm"/>
          <style:tab-stop style:position="15.589cm" style:type="right"/>
        </style:tab-stops>
      </style:paragraph-properties>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84cm"/>
          <style:tab-stop style:position="15.589cm" style:type="right"/>
        </style:tab-stops>
      </style:paragraph-properties>
    </style:style>
    <style:style style:name="MT1" style:family="text">
      <style:text-properties officeooo:rsid="0017b347"/>
    </style:style>
    <style:style style:name="MT2" style:family="text">
      <style:text-properties style:font-name="Arial1" fo:font-size="10pt" style:font-size-asian="10pt" style:font-name-complex="Arial1"/>
    </style:style>
    <style:style style:name="MT3" style:family="text">
      <style:text-properties fo:color="#0000ff" style:font-name="Arial1" fo:font-size="10pt" fo:font-weight="bold" style:font-size-asian="10pt" style:font-weight-asian="bold" style:font-name-complex="Arial1" style:font-size-complex="10pt" style:font-weight-complex="bold"/>
    </style:style>
    <style:style style:name="MT4" style:family="text">
      <style:text-properties fo:color="#0000ff" style:font-name="Arial1" fo:font-size="10pt" fo:font-weight="bold" officeooo:rsid="001a4520" style:font-size-asian="10pt" style:font-weight-asian="bold" style:font-name-complex="Arial1" style:font-size-complex="10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text:span text:style-name="MT1">7</text:span> - Archivos y Directorios</text:p>
      </style:header>
      <style:footer>
        <text:p text:style-name="MP3"><text:span text:style-name="MT2">Ing. Arellano – Ing. Aguiar</text:span><text:tab/><text:span text:style-name="MT3">Año 201</text:span><text:span text:style-name="MT4">8</text:span><text:tab/><text:span text:style-name="Page_20_Number"><text:span text:style-name="MT2"><text:page-number text:select-page="current">3</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áctico 08 - Archivos, Directorios y Sistemas de Archivos</dc:title>
    <dc:subject>Archivos, Directorios y Sistemas de Archivos</dc:subject>
    <meta:initial-creator>Gabriel Arellano</meta:initial-creator>
    <meta:creation-date>2003-10-29T17:55:00</meta:creation-date>
    <dc:date>2018-10-29T17:12:34.009440790</dc:date>
    <meta:print-date>2003-08-08T13:38:00</meta:print-date>
    <meta:editing-cycles>198</meta:editing-cycles>
    <meta:editing-duration>P1DT21H22M</meta:editing-duration>
    <meta:document-statistic meta:table-count="0" meta:image-count="0" meta:object-count="0" meta:page-count="5" meta:paragraph-count="213" meta:word-count="1443" meta:character-count="10895" meta:non-whitespace-character-count="8787"/>
    <meta:user-defined meta:name="Info 1">Gabriel Arellano</meta:user-defined>
    <meta:user-defined meta:name="Info 2"/>
    <meta:user-defined meta:name="Info 3"/>
    <meta:user-defined meta:name="Info 4"/>
  </office:meta>
</office:document-meta>
</file>